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51ad" officeooo:paragraph-rsid="000051ad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0051ad" officeooo:paragraph-rsid="000051a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51ad" officeooo:paragraph-rsid="000051ad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normal" officeooo:rsid="000051ad" officeooo:paragraph-rsid="000051ad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officeooo:rsid="0001f5d3" officeooo:paragraph-rsid="0001f5d3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officeooo:rsid="0003db87" officeooo:paragraph-rsid="0003db8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051ad" officeooo:paragraph-rsid="000051a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051ad" officeooo:paragraph-rsid="000051ad" style:font-size-asian="18pt" style:font-weight-asian="bold" style:font-size-complex="18pt" style:font-weight-complex="bold"/>
    </style:style>
    <style:style style:name="T1" style:family="text">
      <style:text-properties officeooo:rsid="0001f5d3"/>
    </style:style>
    <style:style style:name="T2" style:family="text">
      <style:text-properties officeooo:rsid="0003d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ruções para Escanear na Impressora Euclides</text:p>
      <text:p text:style-name="P1"/>
      <text:p text:style-name="P1"/>
      <text:list xml:id="list4899384012470973667" text:style-name="L1">
        <text:list-item>
          <text:p text:style-name="P2">Só está habilitado a função de enviar o documento escaneado por e-mail</text:p>
        </text:list-item>
      </text:list>
      <text:p text:style-name="P3"/>
      <text:p text:style-name="P3"/>
      <text:list xml:id="list3089213567608508801" text:style-name="L2">
        <text:list-item>
          <text:p text:style-name="P4">Caso a tela esteja desligada, apertar o botão Power</text:p>
        </text:list-item>
        <text:list-item>
          <text:p text:style-name="P4">Na tela de login, preencha o primeiro campo com o digito “2” e senha em branco</text:p>
        </text:list-item>
        <text:list-item>
          <text:p text:style-name="P4">Apert<text:span text:style-name="T1">ar</text:span> a tecla (física) ID</text:p>
        </text:list-item>
        <text:list-item>
          <text:p text:style-name="P4">No menu superior, selecionar a opção “Enviar”</text:p>
        </text:list-item>
        <text:list-item>
          <text:p text:style-name="P5">Ir em “Livro de ender.” e selecionar o endereço de envio na lista</text:p>
          <text:list>
            <text:list-header>
              <text:p text:style-name="P5">*Caso não esteja cadastrado na lista, ir no botão “Gravar” no canto direito</text:p>
              <text:list>
                <text:list-header>
                  <text:p text:style-name="P5">Gravar endereço =&gt; Gravar novo end. =&gt; Crr. Elec.</text:p>
                  <text:p text:style-name="P5">Inserir nome (de preferencia login da rede) e email </text:p>
                  <text:p text:style-name="P5">Ok =&gt; Concluido =&gt; Concluido</text:p>
                  <text:p text:style-name="P6">Você terá de selecionar o endereço cadastrado</text:p>
                </text:list-header>
              </text:list>
            </text:list-header>
          </text:list>
        </text:list-item>
        <text:list-item>
          <text:p text:style-name="P4">Inserir documento na <text:span text:style-name="T2">prensa</text:span> <text:span text:style-name="T1">de escaneamento</text:span></text:p>
        </text:list-item>
        <text:list-item>
          <text:p text:style-name="P5">Apertar a tecla (física) “Start”</text:p>
        </text:list-item>
        <text:list-item>
          <text:p text:style-name="P5">Na tela de seleção do formato, clicar no botão <text:span text:style-name="T2">em </text:span>baixo de “Formato A/B”</text:p>
        </text:list-item>
        <text:list-item>
          <text:p text:style-name="P5">Selecionar o formato A4 =&gt; Ok</text:p>
        </text:list-item>
        <text:list-item>
          <text:p text:style-name="P5">Aguardar o escaneamento (deve levar poucos segundos)</text:p>
        </text:list-item>
        <text:list-item>
          <text:p text:style-name="P5">Ir em Concluir</text:p>
        </text:list-item>
        <text:list-item>
          <text:p text:style-name="P5">Pronto! Seu documento já deve estar na caixa de entrada do e-mail =D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0:58:12.443888661</meta:creation-date>
    <dc:date>2017-03-30T13:15:47.136513209</dc:date>
    <meta:editing-duration>PT2M13S</meta:editing-duration>
    <meta:editing-cycles>1</meta:editing-cycles>
    <meta:document-statistic meta:table-count="0" meta:image-count="0" meta:object-count="0" meta:page-count="1" meta:paragraph-count="19" meta:word-count="178" meta:character-count="970" meta:non-whitespace-character-count="823"/>
    <meta:generator>LibreOffice/4.3.3.2$Linux_X86_64 LibreOffice_project/430m0$Build-2</meta:generator>
  </office:meta>
</office:document-meta>
</file>